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8000002A343E6E53FF539B855.png" manifest:media-type="image/png"/>
  <manifest:file-entry manifest:full-path="Pictures/1000000000000537000002C701777F77820A57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113c8e" officeooo:paragraph-rsid="00113c8e"/>
    </style:style>
    <style:style style:name="P2" style:family="paragraph" style:parent-style-name="Standard">
      <style:text-properties officeooo:rsid="00113c8e" officeooo:paragraph-rsid="00113c8e"/>
    </style:style>
    <style:style style:name="P3" style:family="paragraph" style:parent-style-name="Standard">
      <style:text-properties officeooo:paragraph-rsid="00113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char" svg:x="0.415cm" svg:y="4.117cm" svg:width="17cm" svg:height="10.624cm" draw:z-index="0"><draw:image xlink:href="Pictures/1000000000000438000002A343E6E53FF539B855.png" xlink:type="simple" xlink:show="embed" xlink:actuate="onLoad" draw:mime-type="image/png"/></draw:frame><text:tab/></text:p>
      <text:h text:style-name="P1" text:outline-level="1"><text:bookmark text:name="yui_3_17_2_1_1717573696216_344"/>Carta de presentación EURES</text:h>
      <text:p text:style-name="P2"><draw:frame draw:style-name="fr1" draw:name="Imagen2" text:anchor-type="char" svg:x="0.346cm" svg:y="15.281cm" svg:width="17cm" svg:height="9.054cm" draw:z-index="1"><draw:image xlink:href="Pictures/1000000000000537000002C701777F77820A573C.png" xlink:type="simple" xlink:show="embed" xlink:actuate="onLoad" draw:mime-type="image/png"/></draw:frame>Wuke Zha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08:48:38.682000000</meta:creation-date>
    <dc:date>2024-06-05T09:08:40.546000000</dc:date>
    <meta:editing-duration>PT20M2S</meta:editing-duration>
    <meta:editing-cycles>1</meta:editing-cycles>
    <meta:document-statistic meta:table-count="0" meta:image-count="2" meta:object-count="0" meta:page-count="1" meta:paragraph-count="3" meta:word-count="6" meta:character-count="38" meta:non-whitespace-character-count="33"/>
    <meta:generator>LibreOffice/7.5.0.3$Windows_X86_64 LibreOffice_project/c21113d003cd3efa8c53188764377a8272d9d6de</meta:generator>
  </office:meta>
</office:document-meta>
</file>